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Frame.K2">
          <table:error-message table:message-type="stop" table:display="true"/>
        </table:content-validation>
      </table:content-validations>
      <table:table table:name="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office:value-type="percentage" office:value="0.2" calcext:value-type="percentage">
            <text:p>20.00%</text:p>
          </table:table-cell>
          <table:table-cell table:formula="of:= ([.E2] * [.F2]) * (1 + [.G2])" office:value-type="currency" office:currency="GBP" office:value="18.864" calcext:value-type="currency">
            <text:p>£18.86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office:value-type="percentage" office:value="0.2" calcext:value-type="percentage">
            <text:p>20.00%</text:p>
          </table:table-cell>
          <table:table-cell table:formula="of:= ([.E3] * [.F3]) * (1 + [.G3])" office:value-type="currency" office:currency="GBP" office:value="7.788" calcext:value-type="currency">
            <text:p>£7.79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office:value-type="percentage" office:value="0.2" calcext:value-type="percentage">
            <text:p>20.00%</text:p>
          </table:table-cell>
          <table:table-cell table:formula="of:= ([.E4] * [.F4]) * (1 + [.G4])" office:value-type="currency" office:currency="GBP" office:value="1.872" calcext:value-type="currency">
            <text:p>£1.87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ccu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office:value-type="percentage" office:value="0.2" calcext:value-type="percentage">
            <text:p>20.00%</text:p>
          </table:table-cell>
          <table:table-cell table:formula="of:= ([.E5] * [.F5]) * (1 + [.G5])" office:value-type="currency" office:currency="GBP" office:value="31.104" calcext:value-type="currency">
            <text:p>£31.10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WD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office:value-type="percentage" office:value="0.2" calcext:value-type="percentage">
            <text:p>20.00%</text:p>
          </table:table-cell>
          <table:table-cell table:formula="of:= ([.E10] * [.F10]) * (1 + [.G10])" office:value-type="currency" office:currency="GBP" office:value="16.38" calcext:value-type="currency">
            <text:p>£16.38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RS Components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" table:number-columns-repeated="3"/>
          <table:table-cell/>
          <table:table-cell table:style-name="ce15" table:number-columns-repeated="2"/>
          <table:table-cell table:style-name="ce24"/>
          <table:table-cell table:style-name="ce30"/>
          <table:table-cell table:style-name="ce15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formula="of:= ([.E27] * [.F27]) * (1 + [.G27])" office:value-type="string" office:string-value="" calcext:value-type="error">
            <text:p>#VALUE!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1" calcext:value-type="percentage">
            <text:p>21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2" calcext:value-type="percentage">
            <text:p>22.00%</text:p>
          </table:table-cell>
          <table:table-cell table:formula="of:= ([.E29] * [.F29]) * (1 + [.G29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3" calcext:value-type="percentage">
            <text:p>23.00%</text:p>
          </table:table-cell>
          <table:table-cell table:formula="of:= ([.E30] * [.F30]) * (1 + [.G30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4" calcext:value-type="percentage">
            <text:p>24.00%</text:p>
          </table:table-cell>
          <table:table-cell table:formula="of:= ([.E31] * [.F31]) * (1 + [.G3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5" calcext:value-type="percentage">
            <text:p>25.00%</text:p>
          </table:table-cell>
          <table:table-cell table:formula="of:= ([.E32] * [.F32]) * (1 + [.G3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6" calcext:value-type="percentage">
            <text:p>26.00%</text:p>
          </table:table-cell>
          <table:table-cell table:formula="of:= ([.E33] * [.F33]) * (1 + [.G3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7" calcext:value-type="percentage">
            <text:p>27.00%</text:p>
          </table:table-cell>
          <table:table-cell table:formula="of:= ([.E34] * [.F34]) * (1 + [.G34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8" calcext:value-type="percentage">
            <text:p>28.00%</text:p>
          </table:table-cell>
          <table:table-cell table:formula="of:= ([.E35] * [.F35]) * (1 + [.G35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29" calcext:value-type="percentage">
            <text:p>29.00%</text:p>
          </table:table-cell>
          <table:table-cell table:formula="of:= ([.E36] * [.F36]) * (1 + [.G36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" calcext:value-type="percentage">
            <text:p>30.00%</text:p>
          </table:table-cell>
          <table:table-cell table:formula="of:= ([.E37] * [.F37]) * (1 + [.G37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1" calcext:value-type="percentage">
            <text:p>31.00%</text:p>
          </table:table-cell>
          <table:table-cell table:formula="of:= ([.E38] * [.F38]) * (1 + [.G38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2" calcext:value-type="percentage">
            <text:p>32.00%</text:p>
          </table:table-cell>
          <table:table-cell table:formula="of:= ([.E39] * [.F39]) * (1 + [.G39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3" calcext:value-type="percentage">
            <text:p>33.00%</text:p>
          </table:table-cell>
          <table:table-cell table:formula="of:= ([.E40] * [.F40]) * (1 + [.G40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4" calcext:value-type="percentage">
            <text:p>34.00%</text:p>
          </table:table-cell>
          <table:table-cell table:formula="of:= ([.E41] * [.F41]) * (1 + [.G4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5" calcext:value-type="percentage">
            <text:p>35.00%</text:p>
          </table:table-cell>
          <table:table-cell table:formula="of:= ([.E42] * [.F42]) * (1 + [.G4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6" calcext:value-type="percentage">
            <text:p>36.00%</text:p>
          </table:table-cell>
          <table:table-cell table:formula="of:= ([.E43] * [.F43]) * (1 + [.G4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7" calcext:value-type="percentage">
            <text:p>37.00%</text:p>
          </table:table-cell>
          <table:table-cell table:formula="of:= ([.E44] * [.F44]) * (1 + [.G44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8" calcext:value-type="percentage">
            <text:p>38.00%</text:p>
          </table:table-cell>
          <table:table-cell table:formula="of:= ([.E45] * [.F45]) * (1 + [.G45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39" calcext:value-type="percentage">
            <text:p>39.00%</text:p>
          </table:table-cell>
          <table:table-cell table:formula="of:= ([.E46] * [.F46]) * (1 + [.G46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" calcext:value-type="percentage">
            <text:p>40.00%</text:p>
          </table:table-cell>
          <table:table-cell table:formula="of:= ([.E47] * [.F47]) * (1 + [.G47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1" calcext:value-type="percentage">
            <text:p>41.00%</text:p>
          </table:table-cell>
          <table:table-cell table:formula="of:= ([.E48] * [.F48]) * (1 + [.G48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2" calcext:value-type="percentage">
            <text:p>42.00%</text:p>
          </table:table-cell>
          <table:table-cell table:formula="of:= ([.E49] * [.F49]) * (1 + [.G49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3" calcext:value-type="percentage">
            <text:p>43.00%</text:p>
          </table:table-cell>
          <table:table-cell table:formula="of:= ([.E50] * [.F50]) * (1 + [.G50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4" calcext:value-type="percentage">
            <text:p>44.00%</text:p>
          </table:table-cell>
          <table:table-cell table:formula="of:= ([.E51] * [.F51]) * (1 + [.G51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5" calcext:value-type="percentage">
            <text:p>45.00%</text:p>
          </table:table-cell>
          <table:table-cell table:formula="of:= ([.E52] * [.F52]) * (1 + [.G52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percentage" office:value="0.46" calcext:value-type="percentage">
            <text:p>46.00%</text:p>
          </table:table-cell>
          <table:table-cell table:formula="of:= ([.E53] * [.F53]) * (1 + [.G53])" office:value-type="currency" office:currency="GBP" office:value="0" calcext:value-type="currency">
            <text:p>£0.00</text:p>
          </table:table-cell>
          <table:table-cell table:number-columns-repeated="3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calcext:conditional-formats>
          <calcext:conditional-format calcext:target-range-address="Frame.M2:Frame.M53">
            <calcext:condition calcext:apply-style-name="Bad" calcext:value="contains-text(&quot;not&quot;)" calcext:base-cell-address="Frame.M2"/>
          </calcext:conditional-format>
          <calcext:conditional-format calcext:target-range-address="Frame.M2:Frame.M53">
            <calcext:condition calcext:apply-style-name="Neutral" calcext:value="contains-text(&quot;ordered&quot;`)" calcext:base-cell-address="Frame.M2"/>
          </calcext:conditional-format>
          <calcext:conditional-format calcext:target-range-address="Frame.M2:Frame.M53">
            <calcext:condition calcext:apply-style-name="Good" calcext:value="contains-text(&quot;received&quot;)" calcext:base-cell-address="Frame.M2"/>
          </calcext:conditional-format>
          <calcext:conditional-format calcext:target-range-address="Frame.M2:Frame.M53">
            <calcext:condition calcext:apply-style-name="Warning" calcext:value="contains-text(&quot;cancelled&quot;)" calcext:base-cell-address="Frame.M2"/>
          </calcext:conditional-format>
        </calcext:conditional-formats>
      </table:table>
      <table:table table:name="Furnac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FREXT-VA</text:p>
          </table:table-cell>
          <table:table-cell office:value-type="string" calcext:value-type="string">
            <text:p>chamber frame extrusion – vertical</text:p>
          </table:table-cell>
          <table:table-cell office:value-type="string" calcext:value-type="string">
            <text:p>Mechanical – RAD</text:p>
          </table:table-cell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office:value-type="string" calcext:value-type="string">
            <text:p>Mechanical – R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0:53:01.325000000</meta:creation-date>
    <dc:date>2024-10-19T13:46:11.816476406</dc:date>
    <meta:editing-duration>PT9H8M33S</meta:editing-duration>
    <meta:editing-cycles>54</meta:editing-cycles>
    <meta:generator>LibreOffice/7.3.7.2$Linux_X86_64 LibreOffice_project/30$Build-2</meta:generator>
    <meta:document-statistic meta:table-count="2" meta:cell-count="428" meta:object-count="0"/>
  </office:meta>
</office:document-meta>
</file>